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80.25pt" fo:break-before="auto" style:use-optimal-row-height="true"/>
    </style:style>
    <style:style style:name="ro3" style:family="table-row">
      <style:table-row-properties style:row-height="33pt" fo:break-before="auto" style:use-optimal-row-height="true"/>
    </style:style>
    <style:style style:name="ro4" style:family="table-row">
      <style:table-row-properties style:row-height="64.49pt" fo:break-before="auto" style:use-optimal-row-height="true"/>
    </style:style>
    <style:style style:name="ro5" style:family="table-row">
      <style:table-row-properties style:row-height="64.15pt" fo:break-before="auto" style:use-optimal-row-height="true"/>
    </style:style>
    <style:style style:name="ro6" style:family="table-row">
      <style:table-row-properties style:row-height="96.01pt" fo:break-before="auto" style:use-optimal-row-height="true"/>
    </style:style>
    <style:style style:name="ro7" style:family="table-row">
      <style:table-row-properties style:row-height="253.5pt" fo:break-before="auto" style:use-optimal-row-height="true"/>
    </style:style>
    <style:style style:name="ro8" style:family="table-row">
      <style:table-row-properties style:row-height="48.5pt" fo:break-before="auto" style:use-optimal-row-height="true"/>
    </style:style>
    <style:style style:name="ro9" style:family="table-row">
      <style:table-row-properties style:row-height="111.74pt" fo:break-before="auto" style:use-optimal-row-height="true"/>
    </style:style>
    <style:style style:name="ro10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fo:color="#ef413d"/>
    </style:style>
    <style:style style:name="T2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fo:color="#ef413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4"/>
        <table:table-row table:style-name="ro1">
          <table:table-cell office:value-type="string" calcext:value-type="string">
            <text:p>praise</text:p>
          </table:table-cell>
          <table:table-cell office:value-type="string" calcext:value-type="string">
            <text:p>preɪz</text:p>
          </table:table-cell>
          <table:table-cell office:value-type="string" calcext:value-type="string">
            <text:p>хвалить</text:p>
            <text:p>The mayor <text:span text:style-name="T1">praised the rescue teams for their courage</text:span>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illiant</text:p>
          </table:table-cell>
          <table:table-cell/>
          <table:table-cell office:value-type="string" calcext:value-type="string">
            <text:p>1) bright</text:p>
            <text:p>She closed her eyes against the brilliant light.</text:p>
            <text:p>2) excellent</text:p>
            <text:p>The film was absolutely brillian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irst-rate </text:p>
          </table:table-cell>
          <table:table-cell/>
          <table:table-cell office:value-type="string" calcext:value-type="string">
            <text:p>Exellent</text:p>
            <text:p>He’s a first-rate surge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-notch</text:p>
          </table:table-cell>
          <table:table-cell/>
          <table:table-cell office:value-type="string" calcext:value-type="string">
            <text:p>First-rate</text:p>
            <text:p>I was lucky and got myself a job with a top-notch compan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ly on the ball</text:p>
          </table:table-cell>
          <table:table-cell/>
          <table:table-cell office:value-type="string" calcext:value-type="string">
            <text:p>Быстро соображает</text:p>
            <text:p>an assistant who’s really on the bal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ve a way with</text:p>
          </table:table-cell>
          <table:table-cell/>
          <table:table-cell office:value-type="string" calcext:value-type="string">
            <text:p>хорошо ладить/ управляться</text:p>
            <text:p>David seems to have a way with children.</text:p>
            <text:p>She’s always had a way with word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nvy n, v</text:p>
          </table:table-cell>
          <table:table-cell office:value-type="string" calcext:value-type="string">
            <text:p>ˈenvi</text:p>
          </table:table-cell>
          <table:table-cell office:value-type="string" calcext:value-type="string">
            <text:p>завидовать</text:p>
            <text:p>He envied Rosalind her youth and strength.</text:p>
            <text:p>his envy of the young man’s succes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have a green fingers</text:p>
          </table:table-cell>
          <table:table-cell/>
          <table:table-cell office:value-type="string" calcext:value-type="string">
            <text:p>Хорош в садоводстве</text:p>
            <text:p>He had green fingers, my grandfather. He could grow anything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/>the gift of the gab</text:p>
          </table:table-cell>
          <table:table-cell/>
          <table:table-cell office:value-type="string" calcext:value-type="string">
            <text:p>Дар убеждения</text:p>
            <text:p>Jo has always had the gift of the gab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b</text:p>
          </table:table-cell>
          <table:table-cell/>
          <table:table-cell office:value-type="string" calcext:value-type="string">
            <text:p>болтать</text:p>
            <text:p>You two were gabbing so much you didn’t even see me!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tand head and shoulders above</text:p>
          </table:table-cell>
          <table:table-cell/>
          <table:table-cell office:value-type="string" calcext:value-type="string">
            <text:p>превосходить на голову</text:p>
            <text:p>But the surgery has given him confidence to stand head and shoulders above the res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les better</text:p>
          </table:table-cell>
          <table:table-cell/>
          <table:table-cell office:value-type="string" calcext:value-type="string">
            <text:p>намного лучше</text:p>
            <text:p>The second film’s miles bett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 streets ahead</text:p>
          </table:table-cell>
          <table:table-cell/>
          <table:table-cell table:style-name="ce2" office:value-type="string" calcext:value-type="string">
            <text:p>намного лучше</text:p>
            <text:p>James is <text:span text:style-name="T1">streets ahead of</text:span> the rest of the class at reading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 of this world</text:p>
          </table:table-cell>
          <table:table-cell/>
          <table:table-cell office:value-type="string" calcext:value-type="string">
            <text:p>Потрясающий</text:p>
            <text:p>The graphics and sounds are out of this world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neat</text:p>
          </table:table-cell>
          <table:table-cell/>
          <table:table-cell office:value-type="string" calcext:value-type="string">
            <text:p>1) good</text:p>
            <text:p>I liked working for him – he was a neat guy.</text:p>
            <text:p>2) аккуратный</text:p>
            <text:p>His clothes were always neat and clean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critisize</text:p>
          </table:table-cell>
          <table:table-cell office:value-type="string" calcext:value-type="string">
            <text:p>krɪtɪsaɪz</text:p>
          </table:table-cell>
          <table:table-cell office:value-type="string" calcext:value-type="string">
            <text:p>Критиковать</text:p>
            <text:p>Doctors have criticized the government for failing to invest enough in the health service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1) критиковать</text:p>
            <text:p>Many economists are <text:span text:style-name="T1">critical of</text:span> the government’s economic policies.</text:p>
            <text:p>2) important</text:p>
            <text:p>It is absolutely critical for us to know the truth.</text:p>
            <text:p>3) оценивающий</text:p>
            <text:p>His book provides a critical analysis of the television industry in Britain.</text:p>
            <text:p>4) extremely serious / dangerous</text:p>
            <text:p>The fighting has stopped, but the situation is still critical.</text:p>
            <text:p/>
          </table:table-cell>
          <table:table-cell table:number-columns-repeated="1021"/>
        </table:table-row>
        <table:table-row table:style-name="ro8">
          <table:table-cell office:value-type="string" calcext:value-type="string">
            <text:p>acclaim</text:p>
          </table:table-cell>
          <table:table-cell office:value-type="string" calcext:value-type="string">
            <text:p>əˈkleɪm</text:p>
          </table:table-cell>
          <table:table-cell office:value-type="string" calcext:value-type="string">
            <text:p>Получить признание</text:p>
            <text:p>His work was acclaimed by art critic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run down</text:p>
          </table:table-cell>
          <table:table-cell/>
          <table:table-cell office:value-type="string" calcext:value-type="string">
            <text:p>критиковать (неодобрительно)</text:p>
            <text:p>There’s a lot of good things about homeopathic treatment. I’m certainly not running it dow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ck holes in</text:p>
          </table:table-cell>
          <table:table-cell/>
          <table:table-cell office:value-type="string" calcext:value-type="string">
            <text:p>Найти недостатки</text:p>
            <text:p>It’s easy to <text:span text:style-name="T1">pick holes in</text:span> her argument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absurd</text:p>
          </table:table-cell>
          <table:table-cell office:value-type="string" calcext:value-type="string">
            <text:p>əbˈsɜːd</text:p>
          </table:table-cell>
          <table:table-cell office:value-type="string" calcext:value-type="string">
            <text:p>ridiculous</text:p>
            <text:p>It seems quite absurd to expect anyone to drive for 3 hours just for a 20-minute meeting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t fault</text:p>
          </table:table-cell>
          <table:table-cell/>
          <table:table-cell office:value-type="string" calcext:value-type="string">
            <text:p>быть виновным</text:p>
            <text:p>The police said that the other driver was at fault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o blame</text:p>
          </table:table-cell>
          <table:table-cell/>
          <table:table-cell office:value-type="string" calcext:value-type="string">
            <text:p>Is responsible for</text:p>
            <text:p><text:span text:style-name="T2">Officials believe that more than one person may be </text:span><text:span text:style-name="T3">to blame for the f</text:span><text:span text:style-name="T1">ire.</text:span>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the cat’s whiskers / the bee’s knees</text:p>
          </table:table-cell>
          <table:table-cell/>
          <table:table-cell office:value-type="string" calcext:value-type="string">
            <text:p>Лучше всех</text:p>
            <text:p>I really thought I looked the cat’s whiskers in that dress.</text:p>
            <text:p>She thought the party was just the bee’s knees.</text:p>
            <text:p>She thinks she’s the cat’s whisker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he world’s worst</text:p>
          </table:table-cell>
          <table:table-cell/>
          <table:table-cell office:value-type="string" calcext:value-type="string">
            <text:p>худший в мире</text:p>
            <text:p/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ake the biscuit</text:p>
          </table:table-cell>
          <table:table-cell/>
          <table:table-cell office:value-type="string" calcext:value-type="string">
            <text:p>Самое странное, удивительное</text:p>
            <text:p>I’ve heard some excuses, but this really takes the biscuit!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want to have her cake and eat it</text:p>
          </table:table-cell>
          <table:table-cell/>
          <table:table-cell office:value-type="string" calcext:value-type="string">
            <text:p>to have all the advantages of something without its disadvantages</text:p>
            <text:p>It appears the Ministry men can have their cake and eat it ... but only if we let them.</text:p>
          </table:table-cell>
          <table:table-cell table:number-columns-repeated="1021"/>
        </table:table-row>
        <table:table-row table:style-name="ro10" table:number-rows-repeated="104854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00:26:59.644721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23H30M1S</meta:editing-duration>
    <meta:editing-cycles>10</meta:editing-cycles>
    <meta:generator>LibreOffice/6.0.7.3$Linux_X86_64 LibreOffice_project/00m0$Build-3</meta:generator>
    <dc:date>2021-11-25T00:47:21.614156599</dc:date>
    <meta:document-statistic meta:table-count="1" meta:cell-count="59" meta:object-count="0"/>
    <meta:template xlink:type="simple" xlink:actuate="onRequest" xlink:title="vocabularyUnit" xlink:href="../../../../Templates/vocabularyUnit.ots" meta:date="2021-07-23T23:09:37.744245147"/>
  </office:meta>
</office:document-meta>
</file>